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9ae" draw:fill="solid" draw:fill-color="#fff9ae" draw:opacity="60%" draw:textarea-horizontal-align="justify" draw:textarea-vertical-align="middle" draw:auto-grow-height="false" fo:min-height="4.142cm" fo:min-width="3.744cm" draw:shadow-opacity="60%"/>
      <style:paragraph-properties style:writing-mode="lr-tb"/>
    </style:style>
    <style:style style:name="gr2" style:family="graphic" style:parent-style-name="standard">
      <style:graphic-properties svg:stroke-color="#c2e0ae" draw:fill="solid" draw:fill-color="#c2e0ae" draw:opacity="60%" draw:textarea-horizontal-align="justify" draw:textarea-vertical-align="middle" draw:auto-grow-height="false" fo:min-height="4.142cm" fo:min-width="3.744cm" draw:shadow-opacity="60%"/>
      <style:paragraph-properties style:writing-mode="lr-tb"/>
    </style:style>
    <style:style style:name="gr3" style:family="graphic" style:parent-style-name="standard">
      <style:graphic-properties svg:stroke-color="#c7a0cb" draw:fill="solid" draw:fill-color="#c7a0cb" draw:opacity="60%" draw:textarea-horizontal-align="justify" draw:textarea-vertical-align="middle" draw:auto-grow-height="false" fo:min-height="4.142cm" fo:min-width="3.744cm" draw:shadow-opacity="6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9ae" draw:fill="solid" draw:fill-color="#fff9ae" draw:opacity="60%" draw:textarea-horizontal-align="justify" draw:textarea-vertical-align="middle" draw:auto-grow-height="false" fo:min-height="3.549cm" fo:min-width="14.5cm" draw:shadow-opacity="60%"/>
      <style:paragraph-properties style:writing-mode="lr-tb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15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8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6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/>
      <style:paragraph-properties style:writing-mode="lr-tb"/>
    </style:style>
    <style:style style:name="gr15" style:family="graphic" style:parent-style-name="standard">
      <style:graphic-properties svg:stroke-color="#7da7d8" draw:fill="solid" draw:fill-color="#7da7d8" draw:opacity="50%" draw:textarea-horizontal-align="justify" draw:textarea-vertical-align="middle" draw:auto-grow-height="false" fo:min-height="6.949cm" fo:min-width="7.1cm" draw:shadow-opacity="5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9ae" draw:opacity="6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c2e0ae" draw:opacity="6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c7a0cb" draw:opacity="60%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fo:font-weight="bold"/>
    </style:style>
    <style:style style:name="P11" style:family="paragraph">
      <loext:graphic-properties draw:fill="solid" draw:fill-color="#fff9ae" draw:opacity="60%"/>
      <style:paragraph-properties fo:text-align="center" style:writing-mode="lr-tb"/>
      <style:text-properties fo:font-weight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solid" draw:fill-color="#7da7d8" draw:opacity="5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328cm" presentation:class="title" presentation:user-transformed="true">
          <draw:text-box>
            <text:p><text:span text:style-name="T1">The TMS-Multi-Lab ecosystem I: Methods</text:span></text:p>
          </draw:text-box>
        </draw:frame>
        <draw:custom-shape draw:style-name="gr1" draw:text-style-name="P3" draw:layer="layout" svg:width="6cm" svg:height="6.21cm" svg:x="9.4cm" svg:y="3.38cm">
          <text:p text:style-name="P2"><text:span text:style-name="T2">TMS</text:span></text:p>
          <text:p text:style-name="P2"><text:span text:style-name="T2">MultiL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cm" svg:height="6.21cm" svg:x="13.7cm" svg:y="5.38cm">
          <text:p text:style-name="P2"><text:span text:style-name="T2">Team-for-</text:span></text:p>
          <text:p text:style-name="P2"><text:span text:style-name="T2">TMS-EEG</text:span></text:p>
          <text:p text:style-name="P2"><text:span text:style-name="T2">(t4t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6cm" svg:height="6.21cm" svg:x="9.7cm" svg:y="8.19cm">
          <text:p text:style-name="P2"><text:span text:style-name="T2">TMS-fMRI</text:span></text:p>
          <text:p text:style-name="P2"><text:span text:style-name="T2">Worksh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44cm" svg:height="0.962cm" svg:x="19.9cm" svg:y="8.1cm">
          <draw:text-box>
            <text:p><text:span text:style-name="T2">EEG</text:span></text:p>
          </draw:text-box>
        </draw:frame>
        <draw:frame draw:style-name="gr5" draw:text-style-name="P6" draw:layer="layout" svg:width="1.666cm" svg:height="0.962cm" svg:x="9.956cm" svg:y="14.4cm">
          <draw:text-box>
            <text:p><text:span text:style-name="T2">MRI</text:span></text:p>
          </draw:text-box>
        </draw:frame>
        <draw:frame draw:style-name="gr6" draw:text-style-name="P8" draw:layer="layout" svg:width="3.537cm" svg:height="1.673cm" svg:x="7.256cm" svg:y="3.018cm">
          <draw:text-box>
            <text:p text:style-name="P7"><text:span text:style-name="T2">behaviour</text:span></text:p>
            <text:p text:style-name="P7"><text:span text:style-name="T2">&amp; EM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1" draw:layer="layout" svg:width="15cm" svg:height="3.799cm" svg:x="8cm" svg:y="7.201cm">
          <text:p text:style-name="P10"><text:span text:style-name="T3">TMS</text:span></text:p>
          <text:p text:style-name="P10"><text:span text:style-name="T3">MultiLab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0.6cm" svg:x="8cm" svg:y="4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3" draw:layer="layout" svg:width="2.3cm" svg:height="1.787cm" svg:x="11.8cm" svg:y="3.401cm">
          <draw:text-box>
            <text:p text:style-name="P7"><text:span text:style-name="T4">Study</text:span></text:p>
            <text:p text:style-name="P7"><text:span text:style-name="T4">design</text:span></text:p>
          </draw:text-box>
        </draw:frame>
        <draw:frame draw:style-name="gr11" draw:text-style-name="P13" draw:layer="layout" svg:width="2.382cm" svg:height="1.275cm" svg:x="20.001cm" svg:y="3.402cm">
          <draw:text-box>
            <text:p text:style-name="P7"><text:span text:style-name="T4">Data</text:span></text:p>
            <text:p text:style-name="P7"><text:span text:style-name="T4">analysis</text:span></text:p>
          </draw:text-box>
        </draw:frame>
        <draw:frame draw:style-name="gr12" draw:text-style-name="P13" draw:layer="layout" svg:width="2.153cm" svg:height="1.275cm" svg:x="24.701cm" svg:y="3.403cm">
          <draw:text-box>
            <text:p text:style-name="P7"><text:span text:style-name="T4">Data</text:span></text:p>
            <text:p text:style-name="P7"><text:span text:style-name="T4">sharing</text:span></text:p>
          </draw:text-box>
        </draw:frame>
        <draw:frame presentation:style-name="pr1" draw:text-style-name="P1" draw:layer="layout" svg:width="25.199cm" svg:height="2.629cm" svg:x="1.401cm" svg:y="0.329cm" presentation:class="title" presentation:user-transformed="true">
          <draw:text-box>
            <text:p><text:span text:style-name="T1">The TMS-Multi-Lab ecosystem II: Field &amp; time</text:span></text:p>
          </draw:text-box>
        </draw:frame>
        <draw:frame draw:style-name="gr13" draw:text-style-name="P14" draw:layer="layout" svg:width="6.8cm" svg:height="0.798cm" svg:x="1.8cm" svg:y="7.202cm">
          <draw:text-box>
            <text:p><text:span text:style-name="T4">Experimental psychology</text:span></text:p>
          </draw:text-box>
        </draw:frame>
        <draw:frame draw:style-name="gr13" draw:text-style-name="P14" draw:layer="layout" svg:width="6.8cm" svg:height="0.798cm" svg:x="2.1cm" svg:y="10.502cm">
          <draw:text-box>
            <text:p><text:span text:style-name="T4">Neurophysiology</text:span></text:p>
          </draw:text-box>
        </draw:frame>
        <draw:frame draw:style-name="gr13" draw:text-style-name="P14" draw:layer="layout" svg:width="6.8cm" svg:height="0.798cm" svg:x="2.1cm" svg:y="13.302cm">
          <draw:text-box>
            <text:p><text:span text:style-name="T4">Neurology</text:span></text:p>
          </draw:text-box>
        </draw:frame>
        <draw:frame draw:style-name="gr14" draw:text-style-name="P13" draw:layer="layout" svg:width="2.3cm" svg:height="1.298cm" svg:x="7.8cm" svg:y="3.402cm">
          <draw:text-box>
            <text:p text:style-name="P7"><text:span text:style-name="T4">Settingup a lab</text:span></text:p>
          </draw:text-box>
        </draw:frame>
        <draw:frame draw:style-name="gr10" draw:text-style-name="P13" draw:layer="layout" svg:width="2.469cm" svg:height="1.787cm" svg:x="15.731cm" svg:y="3.402cm">
          <draw:text-box>
            <text:p text:style-name="P7"><text:span text:style-name="T4">Running a study</text:span></text:p>
          </draw:text-box>
        </draw:frame>
        <draw:custom-shape draw:style-name="gr15" draw:text-style-name="P15" draw:layer="layout" svg:width="7.6cm" svg:height="7.199cm" svg:x="19cm" svg:y="7.201cm">
          <text:p text:style-name="P2"><text:span text:style-name="T2">Big TMS</text:span></text:p>
          <text:p text:style-name="P2"><text:span text:style-name="T2">Data</text:span></text:p>
          <text:p text:style-name="P2"><text:span text:style-name="T2">Collabo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3T09:09:47.363367727</meta:creation-date>
    <dc:date>2024-09-26T12:35:20.653257777</dc:date>
    <meta:editing-duration>PT19M24S</meta:editing-duration>
    <meta:editing-cycles>9</meta:editing-cycles>
    <meta:generator>LibreOffice/7.3.7.2$Linux_X86_64 LibreOffice_project/30$Build-2</meta:generator>
    <meta:document-statistic meta:object-count="44"/>
  </office:meta>
</office:document-meta>
</file>